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 dati sono nell’ordine con cui abbiamo preso i diffrattogrammi. Albi per favore fai anche questo please please pleas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273.3318" calcext:value-type="float">
            <text:p>273,3318</text:p>
          </table:table-cell>
          <table:table-cell office:value-type="float" office:value="8.66283136998776" calcext:value-type="float">
            <text:p>8,66283137</text:p>
          </table:table-cell>
          <table:table-cell/>
          <table:table-cell office:value-type="float" office:value="4493.7368" calcext:value-type="float">
            <text:p>4493,7368</text:p>
          </table:table-cell>
          <table:table-cell office:value-type="float" office:value="30.9596621466696" calcext:value-type="float">
            <text:p>30,9596621467</text:p>
          </table:table-cell>
        </table:table-row>
        <table:table-row table:style-name="ro1">
          <table:table-cell office:value-type="float" office:value="364.521198809524" calcext:value-type="float">
            <text:p>364,5211988095</text:p>
          </table:table-cell>
          <table:table-cell office:value-type="float" office:value="20.7574578915672" calcext:value-type="float">
            <text:p>20,7574578916</text:p>
          </table:table-cell>
          <table:table-cell/>
          <table:table-cell office:value-type="float" office:value="4492.995351" calcext:value-type="float">
            <text:p>4492,995351</text:p>
          </table:table-cell>
          <table:table-cell office:value-type="float" office:value="22.7803969220527" calcext:value-type="float">
            <text:p>22,7803969221</text:p>
          </table:table-cell>
        </table:table-row>
        <table:table-row table:style-name="ro1">
          <table:table-cell office:value-type="float" office:value="387.4279875" calcext:value-type="float">
            <text:p>387,4279875</text:p>
          </table:table-cell>
          <table:table-cell office:value-type="float" office:value="12.7276052047816" calcext:value-type="float">
            <text:p>12,7276052048</text:p>
          </table:table-cell>
          <table:table-cell/>
          <table:table-cell office:value-type="float" office:value="4534.23693942308" calcext:value-type="float">
            <text:p>4534,2369394231</text:p>
          </table:table-cell>
          <table:table-cell office:value-type="float" office:value="26.5406716106092" calcext:value-type="float">
            <text:p>26,5406716106</text:p>
          </table:table-cell>
        </table:table-row>
        <table:table-row table:style-name="ro1">
          <table:table-cell office:value-type="float" office:value="490.7930828125" calcext:value-type="float">
            <text:p>490,7930828125</text:p>
          </table:table-cell>
          <table:table-cell office:value-type="float" office:value="15.8796120905267" calcext:value-type="float">
            <text:p>15,8796120905</text:p>
          </table:table-cell>
          <table:table-cell/>
          <table:table-cell office:value-type="float" office:value="4515.17527307692" calcext:value-type="float">
            <text:p>4515,1752730769</text:p>
          </table:table-cell>
          <table:table-cell office:value-type="float" office:value="48.3846808522158" calcext:value-type="float">
            <text:p>48,3846808522</text:p>
          </table:table-cell>
        </table:table-row>
        <table:table-row table:style-name="ro1">
          <table:table-cell office:value-type="float" office:value="511.603837500001" calcext:value-type="float">
            <text:p>511,6038375</text:p>
          </table:table-cell>
          <table:table-cell office:value-type="float" office:value="23.9835375865237" calcext:value-type="float">
            <text:p>23,9835375865</text:p>
          </table:table-cell>
          <table:table-cell/>
          <table:table-cell office:value-type="float" office:value="4721.02548125" calcext:value-type="float">
            <text:p>4721,02548125</text:p>
          </table:table-cell>
          <table:table-cell office:value-type="float" office:value="182.424371122416" calcext:value-type="float">
            <text:p>182,4243711224</text:p>
          </table:table-cell>
        </table:table-row>
        <table:table-row table:style-name="ro1">
          <table:table-cell office:value-type="float" office:value="389.613013333334" calcext:value-type="float">
            <text:p>389,6130133333</text:p>
          </table:table-cell>
          <table:table-cell office:value-type="float" office:value="30.9884159011083" calcext:value-type="float">
            <text:p>30,9884159011</text:p>
          </table:table-cell>
          <table:table-cell/>
          <table:table-cell office:value-type="float" office:value="4509.51362058824" calcext:value-type="float">
            <text:p>4509,5136205882</text:p>
          </table:table-cell>
          <table:table-cell office:value-type="float" office:value="16.8996739464339" calcext:value-type="float">
            <text:p>16,8996739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4">
      <number:minutes number:style="long"/>
      <number:text>.</number:text>
      <number:seconds number:style="long"/>
    </number:time-style>
    <number:time-style style:name="N11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6">
      <number:minutes number:style="long"/>
      <number:text>.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.</number:text>
      <number:minutes number:style="long"/>
      <number:text> </number:text>
      <number:am-pm/>
    </number:time-style>
    <number:time-style style:name="N1011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20" number:language="it" number:country="IT">
      <number:hours/>
      <number:text>.</number:text>
      <number:minutes number:style="long"/>
    </number:time-style>
    <number:time-style style:name="N1012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57:39.53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59:15.818000000</meta:creation-date>
    <dc:date>2019-02-20T16:58:49.342000000</dc:date>
    <meta:editing-duration>PT26M40S</meta:editing-duration>
    <meta:editing-cycles>7</meta:editing-cycles>
    <meta:generator>LibreOffice/5.1.3.2$Windows_x86 LibreOffice_project/644e4637d1d8544fd9f56425bd6cec110e49301b</meta:generator>
    <meta:document-statistic meta:table-count="1" meta:cell-count="29" meta:object-count="0"/>
  </office:meta>
</office:document-meta>
</file>